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81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5236in"/>
    </style:style>
    <style:style style:name="co5" style:family="table-column">
      <style:table-column-properties fo:break-before="auto" style:column-width="0.4634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0.8693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0.4366in"/>
    </style:style>
    <style:style style:name="co12" style:family="table-column">
      <style:table-column-properties fo:break-before="auto" style:column-width="0.9138in"/>
    </style:style>
    <style:style style:name="ro3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number-columns-repeated="1014" table:default-cell-style-name="Default"/>
        <table:table-row table:style-name="ro2">
          <table:table-cell office:value-type="string">
            <text:p>note</text:p>
          </table:table-cell>
          <table:table-cell office:value-type="string">
            <text:p>ID</text:p>
          </table:table-cell>
          <table:table-cell office:value-type="string">
            <text:p>place</text:p>
          </table:table-cell>
          <table:table-cell office:value-type="string">
            <text:p>xtimes</text:p>
          </table:table-cell>
          <table:table-cell office:value-type="string">
            <text:p>when</text:p>
          </table:table-cell>
          <table:table-cell office:value-type="string">
            <text:p>why</text:p>
          </table:table-cell>
          <table:table-cell office:value-type="string">
            <text:p>with</text:p>
          </table:table-cell>
          <table:table-cell office:value-type="string">
            <text:p>stay</text:p>
          </table:table-cell>
          <table:table-cell office:value-type="string">
            <text:p>kids</text:p>
          </table:table-cell>
          <table:table-cell office:value-type="string">
            <text:p>mate</text:p>
          </table:table-cell>
          <table:table-cell office:value-type="string">
            <text:p>bin_mate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linic (self)</text:p>
          </table:table-cell>
          <table:table-cell office:value-type="string">
            <text:p>matcuzf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otjimundemb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linic (for child)</text:p>
          </table:table-cell>
          <table:table-cell office:value-type="string">
            <text:p>dad and kid</text:p>
          </table:table-cell>
          <table:table-cell office:value-type="string">
            <text:p>m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otjimundemb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inic (self)</text:p>
          </table:table-cell>
          <table:table-cell office:value-type="string">
            <text:p>husband</text:p>
          </table:table-cell>
          <table:table-cell office:value-type="string">
            <text:p>mgf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otjomuru</text:p>
          </table:table-cell>
          <table:table-cell office:value-type="string">
            <text:p>many</text:p>
          </table:table-cell>
          <table:table-cell office:value-type="float" office:value="0.75">
            <text:p>0.75</text:p>
          </table:table-cell>
          <table:table-cell office:value-type="string">
            <text:p>funeral</text:p>
          </table:table-cell>
          <table:table-cell office:value-type="string">
            <text:p>mom</text:p>
          </table:table-cell>
          <table:table-cell office:value-type="string">
            <text:p>funeral camp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otjomuru</text:p>
          </table:table-cell>
          <table:table-cell office:value-type="string">
            <text:p>many</text:p>
          </table:table-cell>
          <table:table-cell office:value-type="float" office:value="0.75">
            <text:p>0.75</text:p>
          </table:table-cell>
          <table:table-cell office:value-type="string">
            <text:p>funeral</text:p>
          </table:table-cell>
          <table:table-cell office:value-type="string">
            <text:p>mom and daughter</text:p>
          </table:table-cell>
          <table:table-cell office:value-type="string">
            <text:p>funeral camp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 office:value-type="float" office:value="0.75">
            <text:p>0.75</text:p>
          </table:table-cell>
          <table:table-cell office:value-type="string">
            <text:p>funeral (collect body)</text:p>
          </table:table-cell>
          <table:table-cell office:value-type="string">
            <text:p>3X male friend and daughter</text:p>
          </table:table-cell>
          <table:table-cell office:value-type="string">
            <text:p>hoem of decease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otjomuru</text:p>
          </table:table-cell>
          <table:table-cell office:value-type="string">
            <text:p>many</text:p>
          </table:table-cell>
          <table:table-cell office:value-type="float" office:value="0.75">
            <text:p>0.75</text:p>
          </table:table-cell>
          <table:table-cell office:value-type="string">
            <text:p>funeral</text:p>
          </table:table-cell>
          <table:table-cell office:value-type="string">
            <text:p>3X male friend and daughter</text:p>
          </table:table-cell>
          <table:table-cell office:value-type="string">
            <text:p>funeral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oyjova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funeral</text:p>
          </table:table-cell>
          <table:table-cell office:value-type="string">
            <text:p>mohimbamua</text:p>
          </table:table-cell>
          <table:table-cell/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enje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affines</text:p>
          </table:table-cell>
          <table:table-cell office:value-type="string">
            <text:p>mohimbamua</text:p>
          </table:table-cell>
          <table:table-cell office:value-type="string">
            <text:p>affines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papurarw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goat</text:p>
          </table:table-cell>
          <table:table-cell office:value-type="string">
            <text:p>mohimbamua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otjimundemb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linic (self) and drinking</text:p>
          </table:table-cell>
          <table:table-cell office:value-type="string">
            <text:p>old sis</text:p>
          </table:table-cell>
          <table:table-cell office:value-type="string">
            <text:p>m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otjomuru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gov maize</text:p>
          </table:table-cell>
          <table:table-cell office:value-type="string">
            <text:p>female friend</text:p>
          </table:table-cell>
          <table:table-cell office:value-type="string">
            <text:p>m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buy hair</text:p>
          </table:table-cell>
          <table:table-cell office:value-type="string">
            <text:p>forest (car)</text:p>
          </table:table-cell>
          <table:table-cell office:value-type="string">
            <text:p>female friend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linic (matniece)</text:p>
          </table:table-cell>
          <table:table-cell office:value-type="string">
            <text:p>son and 2 matnieces</text:p>
          </table:table-cell>
          <table:table-cell office:value-type="string">
            <text:p>shelter</text:p>
          </table:table-cell>
          <table:table-cell office:value-type="string">
            <text:p>grandson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otjimundemba</text:p>
          </table:table-cell>
          <table:table-cell office:value-type="string">
            <text:p>many</text:p>
          </table:table-cell>
          <table:table-cell office:value-type="float" office:value="6">
            <text:p>6</text:p>
          </table:table-cell>
          <table:table-cell office:value-type="string">
            <text:p>vaseline and ochre</text:p>
          </table:table-cell>
          <table:table-cell office:value-type="string">
            <text:p>alone</text:p>
          </table:table-cell>
          <table:table-cell office:value-type="string">
            <text:p>matnephew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otjomuru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funeral</text:p>
          </table:table-cell>
          <table:table-cell office:value-type="string">
            <text:p>puinya (in car)</text:p>
          </table:table-cell>
          <table:table-cell office:value-type="string">
            <text:p>funeral camp</text:p>
          </table:table-cell>
          <table:table-cell office:value-type="string">
            <text:p>1 (adult)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ehomba</text:p>
          </table:table-cell>
          <table:table-cell office:value-type="string">
            <text:p>many</text:p>
          </table:table-cell>
          <table:table-cell office:value-type="float" office:value="2">
            <text:p>2</text:p>
          </table:table-cell>
          <table:table-cell office:value-type="string">
            <text:p>pension and visit friends</text:p>
          </table:table-cell>
          <table:table-cell table:number-columns-repeated="2" office:value-type="string">
            <text:p>alon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otjimundemba</text:p>
          </table:table-cell>
          <table:table-cell office:value-type="string">
            <text:p>many</text:p>
          </table:table-cell>
          <table:table-cell/>
          <table:table-cell office:value-type="string">
            <text:p>visit and shop</text:p>
          </table:table-cell>
          <table:table-cell office:value-type="string">
            <text:p>alone</text:p>
          </table:table-cell>
          <table:table-cell/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ruaca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oung sis</text:p>
          </table:table-cell>
          <table:table-cell office:value-type="string">
            <text:p>alone</text:p>
          </table:table-cell>
          <table:table-cell office:value-type="string">
            <text:p>bro inlaw and young sis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inic (wife)</text:p>
          </table:table-cell>
          <table:table-cell office:value-type="string">
            <text:p>wif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onongur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 route (ongokwa)</text:p>
          </table:table-cell>
          <table:table-cell office:value-type="string">
            <text:p>bro inlaw</text:p>
          </table:table-cell>
          <table:table-cell office:value-type="string">
            <text:p>neohew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epup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inic (adult daughter)</text:p>
          </table:table-cell>
          <table:table-cell office:value-type="string">
            <text:p>daughter</text:p>
          </table:table-cell>
          <table:table-cell office:value-type="string">
            <text:p>male frie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ongokw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mily</text:p>
          </table:table-cell>
          <table:table-cell office:value-type="string">
            <text:p>alone</text:p>
          </table:table-cell>
          <table:table-cell office:value-type="string">
            <text:p>motjira (distant relative)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otjimundemba</text:p>
          </table:table-cell>
          <table:table-cell office:value-type="string">
            <text:p>many</text:p>
          </table:table-cell>
          <table:table-cell office:value-type="float" office:value="0.1">
            <text:p>0.1</text:p>
          </table:table-cell>
          <table:table-cell office:value-type="string">
            <text:p>clinic (self)</text:p>
          </table:table-cell>
          <table:table-cell office:value-type="string">
            <text:p>husband</text:p>
          </table:table-cell>
          <table:table-cell office:value-type="string">
            <text:p>nephew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linic (self and baby)</text:p>
          </table:table-cell>
          <table:table-cell office:value-type="string">
            <text:p>baby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otjomuru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office:value-type="string">
            <text:p>funeral</text:p>
          </table:table-cell>
          <table:table-cell office:value-type="string">
            <text:p>many</text:p>
          </table:table-cell>
          <table:table-cell office:value-type="string">
            <text:p>funeral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otjomur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v maize</text:p>
          </table:table-cell>
          <table:table-cell office:value-type="string">
            <text:p>alone</text:p>
          </table:table-cell>
          <table:table-cell office:value-type="string">
            <text:p>2<text:span text:style-name="T1">nd</text:span> hom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ohayuu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visit matu</text:p>
          </table:table-cell>
          <table:table-cell office:value-type="string">
            <text:p>matcuzm</text:p>
          </table:table-cell>
          <table:table-cell office:value-type="string">
            <text:p>matu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 office:value-type="float" office:value="6">
            <text:p>6</text:p>
          </table:table-cell>
          <table:table-cell office:value-type="string">
            <text:p>sell mihanga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omuzenga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conservancy meeting</text:p>
          </table:table-cell>
          <table:table-cell office:value-type="string">
            <text:p>alone</text:p>
          </table:table-cell>
          <table:table-cell office:value-type="string">
            <text:p>patu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orotumba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m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y gf hair and soap</text:p>
          </table:table-cell>
          <table:table-cell office:value-type="string">
            <text:p>alone</text:p>
          </table:table-cell>
          <table:table-cell office:value-type="string">
            <text:p>teach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sell mihanga</text:p>
          </table:table-cell>
          <table:table-cell office:value-type="string">
            <text:p>alone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otjomuru</text:p>
          </table:table-cell>
          <table:table-cell office:value-type="string">
            <text:p>many</text:p>
          </table:table-cell>
          <table:table-cell office:value-type="float" office:value="0">
            <text:p>0</text:p>
          </table:table-cell>
          <table:table-cell office:value-type="string">
            <text:p>gov maize</text:p>
          </table:table-cell>
          <table:table-cell office:value-type="string">
            <text:p>gf and wife of jahuna</text:p>
          </table:table-cell>
          <table:table-cell office:value-type="string">
            <text:p>bro inlaw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okanguati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string">
            <text:p>patcuzm and neph</text:p>
          </table:table-cell>
          <table:table-cell office:value-type="string">
            <text:p>alone</text:p>
          </table:table-cell>
          <table:table-cell office:value-type="string">
            <text:p>patcuzm and neph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otjitanga</text:p>
          </table:table-cell>
          <table:table-cell office:value-type="string">
            <text:p>many</text:p>
          </table:table-cell>
          <table:table-cell office:value-type="float" office:value="0.1">
            <text:p>0.1</text:p>
          </table:table-cell>
          <table:table-cell office:value-type="string">
            <text:p>visit sick niece</text:p>
          </table:table-cell>
          <table:table-cell office:value-type="string">
            <text:p>alone</text:p>
          </table:table-cell>
          <table:table-cell office:value-type="string">
            <text:p>family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okau</text:p>
          </table:table-cell>
          <table:table-cell office:value-type="string">
            <text:p>many</text:p>
          </table:table-cell>
          <table:table-cell office:value-type="float" office:value="0.1">
            <text:p>0.1</text:p>
          </table:table-cell>
          <table:table-cell office:value-type="string">
            <text:p>family and meeting</text:p>
          </table:table-cell>
          <table:table-cell office:value-type="string">
            <text:p>gf and wife of jahuna</text:p>
          </table:table-cell>
          <table:table-cell office:value-type="string">
            <text:p>matnephew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okanguat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nsion and wife's cosmetics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office:value-type="string">
            <text:p>1 (adult)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okapuind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ongondjonambad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uneral (pat half-sis)</text:p>
          </table:table-cell>
          <table:table-cell office:value-type="string">
            <text:p>pat family male</text:p>
          </table:table-cell>
          <table:table-cell office:value-type="string">
            <text:p>funeral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hospital (adult son)</text:p>
          </table:table-cell>
          <table:table-cell office:value-type="string">
            <text:p>adult son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 office:value-type="float" office:value="4">
            <text:p>4</text:p>
          </table:table-cell>
          <table:table-cell office:value-type="string">
            <text:p>Hike return hospital (adult son)</text:p>
          </table:table-cell>
          <table:table-cell office:value-type="string">
            <text:p>2 adult sons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string">
            <text:p>otjomuru</text:p>
          </table:table-cell>
          <table:table-cell office:value-type="string">
            <text:p>many</text:p>
          </table:table-cell>
          <table:table-cell office:value-type="float" office:value="0.1">
            <text:p>0.1</text:p>
          </table:table-cell>
          <table:table-cell office:value-type="string">
            <text:p>2<text:span text:style-name="T1">nd</text:span> home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ohayuu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sit matunc</text:p>
          </table:table-cell>
          <table:table-cell office:value-type="string">
            <text:p>nephew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/>
          <table:table-cell office:value-type="string">
            <text:p>shopping</text:p>
          </table:table-cell>
          <table:table-cell office:value-type="string">
            <text:p>nephew, matcuzf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ehomb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attlepost</text:p>
          </table:table-cell>
          <table:table-cell office:value-type="string">
            <text:p>yougn bro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ouzorowe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visit girlfriend</text:p>
          </table:table-cell>
          <table:table-cell office:value-type="string">
            <text:p>alone</text:p>
          </table:table-cell>
          <table:table-cell office:value-type="string">
            <text:p>girlfriend's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otjitambi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sk old people for money (pension time)</text:p>
          </table:table-cell>
          <table:table-cell office:value-type="string">
            <text:p>alone</text:p>
          </table:table-cell>
          <table:table-cell office:value-type="string">
            <text:p>matcuz and matunc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ondoto</text:p>
          </table:table-cell>
          <table:table-cell office:value-type="string">
            <text:p>many</text:p>
          </table:table-cell>
          <table:table-cell office:value-type="float" office:value="0.5">
            <text:p>0.5</text:p>
          </table:table-cell>
          <table:table-cell office:value-type="string">
            <text:p>visit girlfriend</text:p>
          </table:table-cell>
          <table:table-cell office:value-type="string">
            <text:p>alone</text:p>
          </table:table-cell>
          <table:table-cell office:value-type="string">
            <text:p>girlfriend'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otjimuhaka</text:p>
          </table:table-cell>
          <table:table-cell office:value-type="string">
            <text:p>many</text:p>
          </table:table-cell>
          <table:table-cell office:value-type="float" office:value="0.5">
            <text:p>0.5</text:p>
          </table:table-cell>
          <table:table-cell office:value-type="string">
            <text:p>buy food</text:p>
          </table:table-cell>
          <table:table-cell office:value-type="string">
            <text:p>male 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string">
            <text:p>omange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ll mihanga</text:p>
          </table:table-cell>
          <table:table-cell office:value-type="string">
            <text:p>alone</text:p>
          </table:table-cell>
          <table:table-cell office:value-type="string">
            <text:p>unrelated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uying clothes and cosmetics</text:p>
          </table:table-cell>
          <table:table-cell office:value-type="string">
            <text:p>girlfriend</text:p>
          </table:table-cell>
          <table:table-cell office:value-type="string">
            <text:p>older male frie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2">
            <text:p>52</text:p>
          </table:table-cell>
          <table:table-cell office:value-type="string">
            <text:p>otjomuru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girlfriend's home (becoming his 2<text:span text:style-name="T1">nd</text:span>)</text:p>
          </table:table-cell>
          <table:table-cell office:value-type="string">
            <text:p>visit girlfriend and stay there</text:p>
          </table:table-cell>
          <table:table-cell office:value-type="string">
            <text:p>girlfriend's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sick child and sell mihanga</text:p>
          </table:table-cell>
          <table:table-cell office:value-type="string">
            <text:p>wif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omanget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n route (otjiu)</text:p>
          </table:table-cell>
          <table:table-cell office:value-type="string">
            <text:p>matunc</text:p>
          </table:table-cell>
          <table:table-cell office:value-type="string">
            <text:p>great-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otjiu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ollect cow</text:p>
          </table:table-cell>
          <table:table-cell office:value-type="string">
            <text:p>alone</text:p>
          </table:table-cell>
          <table:table-cell office:value-type="string">
            <text:p>family c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collect photo ID</text:p>
          </table:table-cell>
          <table:table-cell office:value-type="string">
            <text:p>matunc</text:p>
          </table:table-cell>
          <table:table-cell office:value-type="string">
            <text:p>“didn't sleep”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omakan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ovambos unrelate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mirek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patcuz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kapuind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mat great great 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otjihungu-tjongiam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unrelated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string">
            <text:p>ero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unrelated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string">
            <text:p>ombaka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isit mom</text:p>
          </table:table-cell>
          <table:table-cell office:value-type="string">
            <text:p>alone</text:p>
          </table:table-cell>
          <table:table-cell office:value-type="string">
            <text:p>mo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inic (child)</text:p>
          </table:table-cell>
          <table:table-cell office:value-type="string">
            <text:p>mom</text:p>
          </table:table-cell>
          <table:table-cell office:value-type="string">
            <text:p>teach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okutowondo</text:p>
          </table:table-cell>
          <table:table-cell office:value-type="string">
            <text:p>many</text:p>
          </table:table-cell>
          <table:table-cell/>
          <table:table-cell office:value-type="string">
            <text:p>visit big sister</text:p>
          </table:table-cell>
          <table:table-cell office:value-type="string">
            <text:p>alone</text:p>
          </table:table-cell>
          <table:table-cell office:value-type="string">
            <text:p>bro in-law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okau</text:p>
          </table:table-cell>
          <table:table-cell office:value-type="string">
            <text:p>many</text:p>
          </table:table-cell>
          <table:table-cell/>
          <table:table-cell office:value-type="string">
            <text:p>visit grand mant</text:p>
          </table:table-cell>
          <table:table-cell office:value-type="string">
            <text:p>alone</text:p>
          </table:table-cell>
          <table:table-cell office:value-type="string">
            <text:p>grand ma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sick child</text:p>
          </table:table-cell>
          <table:table-cell office:value-type="string">
            <text:p>husband</text:p>
          </table:table-cell>
          <table:table-cell office:value-type="string">
            <text:p>shelter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uy soap</text:p>
          </table:table-cell>
          <table:table-cell office:value-type="string">
            <text:p>patcuzm</text:p>
          </table:table-cell>
          <table:table-cell office:value-type="string">
            <text:p>unrelated fe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ing town</text:p>
          </table:table-cell>
          <table:table-cell office:value-type="string">
            <text:p>boy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g money from family</text:p>
          </table:table-cell>
          <table:table-cell office:value-type="string">
            <text:p>matcuzm and matunknownmale</text:p>
          </table:table-cell>
          <table:table-cell office:value-type="string">
            <text:p>unrelated fe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uy ochre and vaseline</text:p>
          </table:table-cell>
          <table:table-cell office:value-type="string">
            <text:p>same aged ladies (unknown relation)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string">
            <text:p>okau</text:p>
          </table:table-cell>
          <table:table-cell office:value-type="string">
            <text:p>many</text:p>
          </table:table-cell>
          <table:table-cell office:value-type="float" office:value="0.1">
            <text:p>0.1</text:p>
          </table:table-cell>
          <table:table-cell office:value-type="string">
            <text:p>visit relatives</text:p>
          </table:table-cell>
          <table:table-cell office:value-type="string">
            <text:p>alone</text:p>
          </table:table-cell>
          <table:table-cell office:value-type="string">
            <text:p>m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string">
            <text:p>ohamaremba</text:p>
          </table:table-cell>
          <table:table-cell office:value-type="string">
            <text:p>many</text:p>
          </table:table-cell>
          <table:table-cell office:value-type="float" office:value="0.2">
            <text:p>0.2</text:p>
          </table:table-cell>
          <table:table-cell office:value-type="string">
            <text:p>deliver vaseline to mgf</text:p>
          </table:table-cell>
          <table:table-cell/>
          <table:table-cell office:value-type="string">
            <text:p>unrelated fe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erora</text:p>
          </table:table-cell>
          <table:table-cell table:number-columns-repeated="2"/>
          <table:table-cell office:value-type="string">
            <text:p>beg uncle for things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ozongaku</text:p>
          </table:table-cell>
          <table:table-cell table:number-columns-repeated="2"/>
          <table:table-cell office:value-type="string">
            <text:p>en route to erora</text:p>
          </table:table-cell>
          <table:table-cell office:value-type="string">
            <text:p>alone</text:p>
          </table:table-cell>
          <table:table-cell office:value-type="string">
            <text:p>unrelated mbundu peop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ozohungu</text:p>
          </table:table-cell>
          <table:table-cell table:number-columns-repeated="2"/>
          <table:table-cell office:value-type="string">
            <text:p>en route to erora</text:p>
          </table:table-cell>
          <table:table-cell office:value-type="string">
            <text:p>alone</text:p>
          </table:table-cell>
          <table:table-cell office:value-type="string">
            <text:p>matcuzf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ojona</text:p>
          </table:table-cell>
          <table:table-cell table:number-columns-repeated="2"/>
          <table:table-cell office:value-type="string">
            <text:p>beg patcuzm for things</text:p>
          </table:table-cell>
          <table:table-cell office:value-type="string">
            <text:p>alone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piaviva</text:p>
          </table:table-cell>
          <table:table-cell table:number-columns-repeated="2"/>
          <table:table-cell office:value-type="string">
            <text:p>beg matfam for sheep and blanket</text:p>
          </table:table-cell>
          <table:table-cell office:value-type="string">
            <text:p>alone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kwandu river</text:p>
          </table:table-cell>
          <table:table-cell table:number-columns-repeated="2"/>
          <table:table-cell office:value-type="string">
            <text:p>en route to otjozondjo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otjozondjo</text:p>
          </table:table-cell>
          <table:table-cell table:number-columns-repeated="2"/>
          <table:table-cell office:value-type="string">
            <text:p>beg matunc for cow and donkey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“in mountains”</text:p>
          </table:table-cell>
          <table:table-cell table:number-columns-repeated="2"/>
          <table:table-cell office:value-type="string">
            <text:p>cattlepost</text:p>
          </table:table-cell>
          <table:table-cell office:value-type="string">
            <text:p>many men of unknown relation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otjoya</text:p>
          </table:table-cell>
          <table:table-cell table:number-columns-repeated="2"/>
          <table:table-cell office:value-type="string">
            <text:p>funeral (matniece)</text:p>
          </table:table-cell>
          <table:table-cell office:value-type="string">
            <text:p>matuncm</text:p>
          </table:table-cell>
          <table:table-cell office:value-type="string">
            <text:p>bro in-law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enje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sister</text:p>
          </table:table-cell>
          <table:table-cell office:value-type="string">
            <text:p>matuncm</text:p>
          </table:table-cell>
          <table:table-cell office:value-type="string">
            <text:p>sis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papapurarwe</text:p>
          </table:table-cell>
          <table:table-cell table:number-columns-repeated="2"/>
          <table:table-cell office:value-type="string">
            <text:p>colelct things from patcuzm</text:p>
          </table:table-cell>
          <table:table-cell office:value-type="string">
            <text:p>matuncm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6">
            <text:p>76</text:p>
          </table:table-cell>
          <table:table-cell office:value-type="string">
            <text:p>omuzenga</text:p>
          </table:table-cell>
          <table:table-cell table:number-columns-repeated="2"/>
          <table:table-cell office:value-type="string">
            <text:p>2<text:span text:style-name="T1">nd</text:span> compound</text:p>
          </table:table-cell>
          <table:table-cell office:value-type="string">
            <text:p>alone</text:p>
          </table:table-cell>
          <table:table-cell office:value-type="string">
            <text:p>own hom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et drunk</text:p>
          </table:table-cell>
          <table:table-cell office:value-type="string">
            <text:p>alone</text:p>
          </table:table-cell>
          <table:table-cell office:value-type="string">
            <text:p>ex husband</text:p>
          </table:table-cell>
          <table:table-cell office:value-type="string">
            <text:p>1 (adult)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string">
            <text:p>otjomuru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en route to okanguati</text:p>
          </table:table-cell>
          <table:table-cell office:value-type="string">
            <text:p>longtime boyfriend</text:p>
          </table:table-cell>
          <table:table-cell office:value-type="string">
            <text:p>patnephew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clinic</text:p>
          </table:table-cell>
          <table:table-cell office:value-type="string">
            <text:p>matcuzf</text:p>
          </table:table-cell>
          <table:table-cell office:value-type="string">
            <text:p>hospital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funeral</text:p>
          </table:table-cell>
          <table:table-cell office:value-type="string">
            <text:p>alone</text:p>
          </table:table-cell>
          <table:table-cell office:value-type="string">
            <text:p>funeral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otjitamb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ll mihanga</text:p>
          </table:table-cell>
          <table:table-cell office:value-type="string">
            <text:p>matpatneph</text:p>
          </table:table-cell>
          <table:table-cell office:value-type="string">
            <text:p>friend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dn't actually sleep here, went back to otjitambi</text:p>
          </table:table-cell>
          <table:table-cell office:value-type="float" office:value="80">
            <text:p>80</text:p>
          </table:table-cell>
          <table:table-cell office:value-type="string">
            <text:p>epemb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ll mihanga</text:p>
          </table:table-cell>
          <table:table-cell office:value-type="string">
            <text:p>matpatneph</text:p>
          </table:table-cell>
          <table:table-cell office:value-type="string">
            <text:p>friend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linic (old patrel f)</text:p>
          </table:table-cell>
          <table:table-cell office:value-type="string">
            <text:p>5 peopl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collecting debt</text:p>
          </table:table-cell>
          <table:table-cell office:value-type="string">
            <text:p>8 peopl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okau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visit girlfriend</text:p>
          </table:table-cell>
          <table:table-cell office:value-type="string">
            <text:p>alone</text:p>
          </table:table-cell>
          <table:table-cell office:value-type="string">
            <text:p>girlfriend's dad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maham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rupem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lect cow for dad</text:p>
          </table:table-cell>
          <table:table-cell office:value-type="string">
            <text:p>alone</text:p>
          </table:table-cell>
          <table:table-cell office:value-type="string">
            <text:p>patkin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mbwindjaond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patkin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rumuk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patkin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kapara</text:p>
          </table:table-cell>
          <table:table-cell office:value-type="string">
            <text:p>many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many places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zuze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p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tjijandjazem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epup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eting about dam</text:p>
          </table:table-cell>
          <table:table-cell table:number-columns-repeated="2" office:value-type="string">
            <text:p>many peop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agung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ek cow from matunc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tjitamb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ing girlfriend</text:p>
          </table:table-cell>
          <table:table-cell office:value-type="string">
            <text:p>alone</text:p>
          </table:table-cell>
          <table:table-cell office:value-type="string">
            <text:p>matcuz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tjikoyo</text:p>
          </table:table-cell>
          <table:table-cell office:value-type="string">
            <text:p>many</text:p>
          </table:table-cell>
          <table:table-cell/>
          <table:table-cell office:value-type="string">
            <text:p>visiting for adulterous relations</text:p>
          </table:table-cell>
          <table:table-cell office:value-type="string">
            <text:p>alone</text:p>
          </table:table-cell>
          <table:table-cell office:value-type="string">
            <text:p>girlfriend's (when husband away)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tjivize</text:p>
          </table:table-cell>
          <table:table-cell office:value-type="string">
            <text:p>many</text:p>
          </table:table-cell>
          <table:table-cell/>
          <table:table-cell office:value-type="string">
            <text:p>en route and looking for girls</text:p>
          </table:table-cell>
          <table:table-cell office:value-type="string">
            <text:p>alone</text:p>
          </table:table-cell>
          <table:table-cell office:value-type="string">
            <text:p>girlfriend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epembe</text:p>
          </table:table-cell>
          <table:table-cell office:value-type="string">
            <text:p>many</text:p>
          </table:table-cell>
          <table:table-cell/>
          <table:table-cell office:value-type="string">
            <text:p>visit multiple girlfriends</text:p>
          </table:table-cell>
          <table:table-cell office:value-type="string">
            <text:p>alone</text:p>
          </table:table-cell>
          <table:table-cell office:value-type="string">
            <text:p>girlfriends</text:p>
          </table:table-cell>
          <table:table-cell office:value-type="float" office:value="2">
            <text:p>2</text:p>
          </table:table-cell>
          <table:table-cell office:value-type="string">
            <text:p>more than 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porongw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ecking grass status</text:p>
          </table:table-cell>
          <table:table-cell office:value-type="string">
            <text:p>alone</text:p>
          </table:table-cell>
          <table:table-cell office:value-type="string">
            <text:p>matneph's c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vie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ecking grass status</text:p>
          </table:table-cell>
          <table:table-cell office:value-type="string">
            <text:p>alone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omuhonga</text:p>
          </table:table-cell>
          <table:table-cell office:value-type="string">
            <text:p>many</text:p>
          </table:table-cell>
          <table:table-cell/>
          <table:table-cell office:value-type="string">
            <text:p>Courting 2 girls</text:p>
          </table:table-cell>
          <table:table-cell office:value-type="string">
            <text:p>alone</text:p>
          </table:table-cell>
          <table:table-cell office:value-type="string">
            <text:p>girls' place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oruzeu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eat mgm's maize</text:p>
          </table:table-cell>
          <table:table-cell office:value-type="string">
            <text:p>alone</text:p>
          </table:table-cell>
          <table:table-cell office:value-type="string">
            <text:p>mg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mbandandu</text:p>
          </table:table-cell>
          <table:table-cell office:value-type="string">
            <text:p>many</text:p>
          </table:table-cell>
          <table:table-cell office:value-type="float" office:value="0.25">
            <text:p>0.25</text:p>
          </table:table-cell>
          <table:table-cell office:value-type="string">
            <text:p>visit girlfriend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omiore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matfamm agemat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linic (matcuzf)</text:p>
          </table:table-cell>
          <table:table-cell office:value-type="string">
            <text:p>w/ matcuzf and girl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string">
            <text:p>otjomuru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try adult school</text:p>
          </table:table-cell>
          <table:table-cell office:value-type="string">
            <text:p>alone</text:p>
          </table:table-cell>
          <table:table-cell office:value-type="string">
            <text:p>mau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okanguati</text:p>
          </table:table-cell>
          <table:table-cell office:value-type="string">
            <text:p>3 (rides in a car)</text:p>
          </table:table-cell>
          <table:table-cell/>
          <table:table-cell office:value-type="string">
            <text:p>collect pension</text:p>
          </table:table-cell>
          <table:table-cell office:value-type="string">
            <text:p>driver (forest?)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otengwa</text:p>
          </table:table-cell>
          <table:table-cell office:value-type="string">
            <text:p>1 (rode in car)</text:p>
          </table:table-cell>
          <table:table-cell/>
          <table:table-cell office:value-type="string">
            <text:p>visit family</text:p>
          </table:table-cell>
          <table:table-cell office:value-type="string">
            <text:p>ovmabo guy</text:p>
          </table:table-cell>
          <table:table-cell office:value-type="string">
            <text:p>family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omhamarem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nsion</text:p>
          </table:table-cell>
          <table:table-cell office:value-type="string">
            <text:p>alone</text:p>
          </table:table-cell>
          <table:table-cell office:value-type="string">
            <text:p>affinal niblings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string">
            <text:p>omuzeng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orking in matcuzm's garden</text:p>
          </table:table-cell>
          <table:table-cell office:value-type="string">
            <text:p>alone</text:p>
          </table:table-cell>
          <table:table-cell office:value-type="string">
            <text:p>matcuzf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string">
            <text:p>orow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 roue from omuzenga</text:p>
          </table:table-cell>
          <table:table-cell office:value-type="string">
            <text:p>alone</text:p>
          </table:table-cell>
          <table:table-cell office:value-type="string">
            <text:p>p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string">
            <text:p>okau</text:p>
          </table:table-cell>
          <table:table-cell office:value-type="string">
            <text:p>many</text:p>
          </table:table-cell>
          <table:table-cell office:value-type="float" office:value="0.1">
            <text:p>0.1</text:p>
          </table:table-cell>
          <table:table-cell office:value-type="string">
            <text:p>came for “omanjando” ceremony</text:p>
          </table:table-cell>
          <table:table-cell office:value-type="string">
            <text:p>children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 office:value-type="float" office:value="5">
            <text:p>5</text:p>
          </table:table-cell>
          <table:table-cell office:value-type="string">
            <text:p>hospital (sister preme)</text:p>
          </table:table-cell>
          <table:table-cell office:value-type="string">
            <text:p>mom maunt and boy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string">
            <text:p>ohamaremba</text:p>
          </table:table-cell>
          <table:table-cell office:value-type="string">
            <text:p>many</text:p>
          </table:table-cell>
          <table:table-cell office:value-type="float" office:value="5">
            <text:p>5</text:p>
          </table:table-cell>
          <table:table-cell office:value-type="string">
            <text:p>en route to opuwo</text:p>
          </table:table-cell>
          <table:table-cell office:value-type="string">
            <text:p>mom maunt and boy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string">
            <text:p>omuzenga</text:p>
          </table:table-cell>
          <table:table-cell office:value-type="string">
            <text:p>many</text:p>
          </table:table-cell>
          <table:table-cell office:value-type="float" office:value="0.25">
            <text:p>0.25</text:p>
          </table:table-cell>
          <table:table-cell office:value-type="string">
            <text:p>take sick sister to dad b/c mom gone</text:p>
          </table:table-cell>
          <table:table-cell office:value-type="string">
            <text:p>young sis</text:p>
          </table:table-cell>
          <table:table-cell office:value-type="string">
            <text:p>da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string">
            <text:p>okau</text:p>
          </table:table-cell>
          <table:table-cell office:value-type="string">
            <text:p>many</text:p>
          </table:table-cell>
          <table:table-cell office:value-type="float" office:value="0.1">
            <text:p>0.1</text:p>
          </table:table-cell>
          <table:table-cell office:value-type="string">
            <text:p>omanjando ceremony</text:p>
          </table:table-cell>
          <table:table-cell office:value-type="string">
            <text:p>mom</text:p>
          </table:table-cell>
          <table:table-cell office:value-type="string">
            <text:p>p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opuw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isit mom</text:p>
          </table:table-cell>
          <table:table-cell office:value-type="string">
            <text:p>alone</text:p>
          </table:table-cell>
          <table:table-cell office:value-type="string">
            <text:p>mo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alph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isit mgm</text:p>
          </table:table-cell>
          <table:table-cell office:value-type="string">
            <text:p>alone</text:p>
          </table:table-cell>
          <table:table-cell office:value-type="string">
            <text:p>mg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okanguat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siting</text:p>
          </table:table-cell>
          <table:table-cell office:value-type="string">
            <text:p>alone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orotum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ing</text:p>
          </table:table-cell>
          <table:table-cell office:value-type="string">
            <text:p>alone</text:p>
          </table:table-cell>
          <table:table-cell office:value-type="string">
            <text:p>male friends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otjimuhak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tunc</text:p>
          </table:table-cell>
          <table:table-cell office:value-type="string">
            <text:p>matcuzm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ehom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patrel male</text:p>
          </table:table-cell>
          <table:table-cell office:value-type="string">
            <text:p>alone</text:p>
          </table:table-cell>
          <table:table-cell office:value-type="string">
            <text:p>patrel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omuzenga</text:p>
          </table:table-cell>
          <table:table-cell office:value-type="string">
            <text:p>many</text:p>
          </table:table-cell>
          <table:table-cell office:value-type="float" office:value="1">
            <text:p>1</text:p>
          </table:table-cell>
          <table:table-cell office:value-type="string">
            <text:p>visit older sis</text:p>
          </table:table-cell>
          <table:table-cell office:value-type="string">
            <text:p>alone</text:p>
          </table:table-cell>
          <table:table-cell office:value-type="string">
            <text:p>affine (sis husband)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okau</text:p>
          </table:table-cell>
          <table:table-cell office:value-type="string">
            <text:p>many</text:p>
          </table:table-cell>
          <table:table-cell/>
          <table:table-cell office:value-type="string">
            <text:p>visit friend male</text:p>
          </table:table-cell>
          <table:table-cell office:value-type="string">
            <text:p>alone</text:p>
          </table:table-cell>
          <table:table-cell office:value-type="string">
            <text:p>friend's da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string">
            <text:p>otjiz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dad and young sis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string">
            <text:p>ononguru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dad and young sis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string">
            <text:p>ohayuu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young sis</text:p>
          </table:table-cell>
          <table:table-cell office:value-type="string">
            <text:p>p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young sis</text:p>
          </table:table-cell>
          <table:table-cell office:value-type="string">
            <text:p>zemba man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string">
            <text:p>otjikondoviro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isit maunt</text:p>
          </table:table-cell>
          <table:table-cell office:value-type="string">
            <text:p>young sis</text:p>
          </table:table-cell>
          <table:table-cell office:value-type="string">
            <text:p>mau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otjiz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dad and big sis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ononguru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dad and big sis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ohayuu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big sis</text:p>
          </table:table-cell>
          <table:table-cell office:value-type="string">
            <text:p>p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 route (otjikondovirondo)</text:p>
          </table:table-cell>
          <table:table-cell office:value-type="string">
            <text:p>big sis</text:p>
          </table:table-cell>
          <table:table-cell office:value-type="string">
            <text:p>zemba man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otjikondoviro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isit maunt</text:p>
          </table:table-cell>
          <table:table-cell office:value-type="string">
            <text:p>big sis</text:p>
          </table:table-cell>
          <table:table-cell office:value-type="string">
            <text:p>mau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string">
            <text:p>opuw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lect birth certificate</text:p>
          </table:table-cell>
          <table:table-cell office:value-type="string">
            <text:p>dad</text:p>
          </table:table-cell>
          <table:table-cell office:value-type="string">
            <text:p>p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string">
            <text:p>orotumb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linic (herself)</text:p>
          </table:table-cell>
          <table:table-cell office:value-type="string">
            <text:p>husband</text:p>
          </table:table-cell>
          <table:table-cell office:value-type="string">
            <text:p>ovambo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opuw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isit the town</text:p>
          </table:table-cell>
          <table:table-cell office:value-type="string">
            <text:p>patcuzm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ohamaremb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 route (opuwo)</text:p>
          </table:table-cell>
          <table:table-cell office:value-type="string">
            <text:p>patcuzm</text:p>
          </table:table-cell>
          <table:table-cell office:value-type="string">
            <text:p>ngamwe man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khorixa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visiting friend</text:p>
          </table:table-cell>
          <table:table-cell office:value-type="string">
            <text:p>damara friend</text:p>
          </table:table-cell>
          <table:table-cell office:value-type="string">
            <text:p>damara frie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ongera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alone</text:p>
          </table:table-cell>
          <table:table-cell office:value-type="string">
            <text:p>place of work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omuhandh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lay soccer</text:p>
          </table:table-cell>
          <table:table-cell office:value-type="string">
            <text:p>teammates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opuw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ell mihanga</text:p>
          </table:table-cell>
          <table:table-cell office:value-type="string">
            <text:p>friends</text:p>
          </table:table-cell>
          <table:table-cell office:value-type="string">
            <text:p>shelter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ollect payment (for babysitting teacher's kid)</text:p>
          </table:table-cell>
          <table:table-cell table:number-columns-repeated="2" office:value-type="string">
            <text:p>w/ employer</text:p>
          </table:table-cell>
          <table:table-cell office:value-type="string">
            <text:p>no</text:p>
          </table:table-cell>
          <table:table-cell office:value-type="string">
            <text:p>no (but ex-husband is there, they don't talk because he is a drunk)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uneral</text:p>
          </table:table-cell>
          <table:table-cell office:value-type="string">
            <text:p>funeral party</text:p>
          </table:table-cell>
          <table:table-cell office:value-type="string">
            <text:p>funeral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 drove on this trip</text:p>
          </table:table-cell>
          <table:table-cell office:value-type="float" office:value="99">
            <text:p>99</text:p>
          </table:table-cell>
          <table:table-cell office:value-type="string">
            <text:p>okanguat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inic (child)</text:p>
          </table:table-cell>
          <table:table-cell office:value-type="string">
            <text:p>husband</text:p>
          </table:table-cell>
          <table:table-cell office:value-type="string">
            <text:p>frie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lect sis' paycheck</text:p>
          </table:table-cell>
          <table:table-cell office:value-type="string">
            <text:p>Many (3 of them family)</text:p>
          </table:table-cell>
          <table:table-cell office:value-type="string">
            <text:p>frie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ohamaremb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siting</text:p>
          </table:table-cell>
          <table:table-cell office:value-type="string">
            <text:p>matcuzf</text:p>
          </table:table-cell>
          <table:table-cell office:value-type="string">
            <text:p>matau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lect salary (mining)</text:p>
          </table:table-cell>
          <table:table-cell office:value-type="string">
            <text:p>w/ boss</text:p>
          </table:table-cell>
          <table:table-cell office:value-type="string">
            <text:p>sis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/>
          <table:table-cell office:value-type="string">
            <text:p>visit friends</text:p>
          </table:table-cell>
          <table:table-cell office:value-type="string">
            <text:p>alone</text:p>
          </table:table-cell>
          <table:table-cell office:value-type="string">
            <text:p>matcuz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kau</text:p>
          </table:table-cell>
          <table:table-cell office:value-type="string">
            <text:p>many</text:p>
          </table:table-cell>
          <table:table-cell/>
          <table:table-cell office:value-type="string">
            <text:p>visit family</text:p>
          </table:table-cell>
          <table:table-cell office:value-type="string">
            <text:p>alone</text:p>
          </table:table-cell>
          <table:table-cell office:value-type="string">
            <text:p>da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ndjima</text:p>
          </table:table-cell>
          <table:table-cell office:value-type="string">
            <text:p>many</text:p>
          </table:table-cell>
          <table:table-cell/>
          <table:table-cell office:value-type="string">
            <text:p>visit matfam</text:p>
          </table:table-cell>
          <table:table-cell office:value-type="string">
            <text:p>brother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enyendi</text:p>
          </table:table-cell>
          <table:table-cell office:value-type="string">
            <text:p>many</text:p>
          </table:table-cell>
          <table:table-cell/>
          <table:table-cell office:value-type="string">
            <text:p>visit matfam</text:p>
          </table:table-cell>
          <table:table-cell office:value-type="string">
            <text:p>friend male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tjo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matfam</text:p>
          </table:table-cell>
          <table:table-cell office:value-type="string">
            <text:p>alone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ka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oraging</text:p>
          </table:table-cell>
          <table:table-cell office:value-type="string">
            <text:p>friend mal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nga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oraging</text:p>
          </table:table-cell>
          <table:table-cell office:value-type="string">
            <text:p>friend mal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hamuko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oraging</text:p>
          </table:table-cell>
          <table:table-cell office:value-type="string">
            <text:p>da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komatuk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oraging</text:p>
          </table:table-cell>
          <table:table-cell office:value-type="string">
            <text:p>patcuzm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hamaremb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sit friends</text:p>
          </table:table-cell>
          <table:table-cell office:value-type="string">
            <text:p>friends</text:p>
          </table:table-cell>
          <table:table-cell office:value-type="string">
            <text:p>p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kapemb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oraging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tjikoy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lecting his things</text:p>
          </table:table-cell>
          <table:table-cell office:value-type="string">
            <text:p>young bro</text:p>
          </table:table-cell>
          <table:table-cell office:value-type="string">
            <text:p>shelter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muzeng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sit wife</text:p>
          </table:table-cell>
          <table:table-cell office:value-type="string">
            <text:p>alone</text:p>
          </table:table-cell>
          <table:table-cell office:value-type="string">
            <text:p>wife's fa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tjipango</text:p>
          </table:table-cell>
          <table:table-cell office:value-type="string">
            <text:p>many</text:p>
          </table:table-cell>
          <table:table-cell/>
          <table:table-cell office:value-type="string">
            <text:p>visit friend</text:p>
          </table:table-cell>
          <table:table-cell office:value-type="string">
            <text:p>alone</text:p>
          </table:table-cell>
          <table:table-cell office:value-type="string">
            <text:p>friend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kauva</text:p>
          </table:table-cell>
          <table:table-cell office:value-type="string">
            <text:p>many</text:p>
          </table:table-cell>
          <table:table-cell/>
          <table:table-cell office:value-type="string">
            <text:p>foraging</text:p>
          </table:table-cell>
          <table:table-cell office:value-type="string">
            <text:p>da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tjimbwende</text:p>
          </table:table-cell>
          <table:table-cell office:value-type="string">
            <text:p>many</text:p>
          </table:table-cell>
          <table:table-cell/>
          <table:table-cell office:value-type="string">
            <text:p>cp</text:p>
          </table:table-cell>
          <table:table-cell office:value-type="string">
            <text:p>alone</text:p>
          </table:table-cell>
          <table:table-cell office:value-type="string">
            <text:p>c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tjihoko</text:p>
          </table:table-cell>
          <table:table-cell office:value-type="string">
            <text:p>many</text:p>
          </table:table-cell>
          <table:table-cell/>
          <table:table-cell office:value-type="string">
            <text:p>cp</text:p>
          </table:table-cell>
          <table:table-cell office:value-type="string">
            <text:p>alone</text:p>
          </table:table-cell>
          <table:table-cell office:value-type="string">
            <text:p>c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otjitongorora</text:p>
          </table:table-cell>
          <table:table-cell office:value-type="string">
            <text:p>many</text:p>
          </table:table-cell>
          <table:table-cell/>
          <table:table-cell office:value-type="string">
            <text:p>foraging</text:p>
          </table:table-cell>
          <table:table-cell office:value-type="string">
            <text:p>da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omanjando ceremony</text:p>
          </table:table-cell>
          <table:table-cell office:value-type="string">
            <text:p>large group of women</text:p>
          </table:table-cell>
          <table:table-cell office:value-type="string">
            <text:p>strike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elp daughter give birth</text:p>
          </table:table-cell>
          <table:table-cell office:value-type="string">
            <text:p>matcuzf</text:p>
          </table:table-cell>
          <table:table-cell office:value-type="string">
            <text:p>matunc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ughter had preme</text:p>
          </table:table-cell>
          <table:table-cell office:value-type="string">
            <text:p>half patsis</text:p>
          </table:table-cell>
          <table:table-cell office:value-type="string">
            <text:p>hospital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 office:value-type="string">
            <text:p>(kids and lover no, because brought with)</text:p>
          </table:table-cell>
          <table:table-cell office:value-type="float" office:value="104">
            <text:p>104</text:p>
          </table:table-cell>
          <table:table-cell office:value-type="string">
            <text:p>orundje</text:p>
          </table:table-cell>
          <table:table-cell office:value-type="string">
            <text:p>many</text:p>
          </table:table-cell>
          <table:table-cell/>
          <table:table-cell office:value-type="string">
            <text:p>husband's 2<text:span text:style-name="T1">nd</text:span> compound</text:p>
          </table:table-cell>
          <table:table-cell table:number-columns-repeated="2" office:value-type="string">
            <text:p>husba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ohayuu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 route (opuwo)</text:p>
          </table:table-cell>
          <table:table-cell office:value-type="string">
            <text:p>half patsis</text:p>
          </table:table-cell>
          <table:table-cell office:value-type="string">
            <text:p>half patsis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 route (opuwo)</text:p>
          </table:table-cell>
          <table:table-cell office:value-type="string">
            <text:p>half patsis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otjomu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cond home</text:p>
          </table:table-cell>
          <table:table-cell office:value-type="string">
            <text:p>alone</text:p>
          </table:table-cell>
          <table:table-cell office:value-type="string">
            <text:p>kiyatjo.. (unknown)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(traveled w/ boyfriend)</text:p>
          </table:table-cell>
          <table:table-cell office:value-type="float" office:value="105">
            <text:p>105</text:p>
          </table:table-cell>
          <table:table-cell office:value-type="string">
            <text:p>kamanja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yfriend works there</text:p>
          </table:table-cell>
          <table:table-cell office:value-type="string">
            <text:p>boy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orukop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yfriend works there</text:p>
          </table:table-cell>
          <table:table-cell office:value-type="string">
            <text:p>boyfriend</text:p>
          </table:table-cell>
          <table:table-cell office:value-type="string">
            <text:p>far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n route (from farms)</text:p>
          </table:table-cell>
          <table:table-cell office:value-type="string">
            <text:p>boy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omuzeng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patunc</text:p>
          </table:table-cell>
          <table:table-cell office:value-type="string">
            <text:p>alone</text:p>
          </table:table-cell>
          <table:table-cell office:value-type="string">
            <text:p>p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inic (self preg)</text:p>
          </table:table-cell>
          <table:table-cell office:value-type="string">
            <text:p>patcuzf 2x</text:p>
          </table:table-cell>
          <table:table-cell office:value-type="string">
            <text:p>female frie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ive birth in hospital</text:p>
          </table:table-cell>
          <table:table-cell office:value-type="string">
            <text:p>mom and f fam friend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neral</text:p>
          </table:table-cell>
          <table:table-cell table:number-columns-repeated="2" office:value-type="string">
            <text:p>funeral party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uy hair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oramukende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funeral</text:p>
          </table:table-cell>
          <table:table-cell office:value-type="string">
            <text:p>mom, mgm, small punc</text:p>
          </table:table-cell>
          <table:table-cell office:value-type="string">
            <text:p>da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ero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at maize of big punc</text:p>
          </table:table-cell>
          <table:table-cell office:value-type="string">
            <text:p>young bro</text:p>
          </table:table-cell>
          <table:table-cell office:value-type="string">
            <text:p>Big p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ohayuu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ooking for girls</text:p>
          </table:table-cell>
          <table:table-cell office:value-type="string">
            <text:p>once w/ patcuzm one w/ other patcuzm recently alone</text:p>
          </table:table-cell>
          <table:table-cell/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otjimu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ved</text:p>
          </table:table-cell>
          <table:table-cell office:value-type="string">
            <text:p>patcuzm</text:p>
          </table:table-cell>
          <table:table-cell office:value-type="string">
            <text:p>matfam</text:p>
          </table:table-cell>
          <table:table-cell office:value-type="string">
            <text:p>no</text:p>
          </table:table-cell>
          <table:table-cell office:value-type="string">
            <text:p>“stealing”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string">
            <text:p>ohamarem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family and friends</text:p>
          </table:table-cell>
          <table:table-cell office:value-type="string">
            <text:p>alone</text:p>
          </table:table-cell>
          <table:table-cell office:value-type="string">
            <text:p>friend (old neighbor)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nning competition (which he won)</text:p>
          </table:table-cell>
          <table:table-cell table:number-columns-repeated="2" office:value-type="string">
            <text:p>teach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omuhandj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y soccer</text:p>
          </table:table-cell>
          <table:table-cell office:value-type="string">
            <text:p>teacher and team</text:p>
          </table:table-cell>
          <table:table-cell office:value-type="string">
            <text:p>teach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ent to court b/c he beat his wife</text:p>
          </table:table-cell>
          <table:table-cell office:value-type="string">
            <text:p>male friends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g bro for money</text:p>
          </table:table-cell>
          <table:table-cell office:value-type="string">
            <text:p>5 women 1 in family</text:p>
          </table:table-cell>
          <table:table-cell office:value-type="string">
            <text:p>friend f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otjomuru</text:p>
          </table:table-cell>
          <table:table-cell office:value-type="string">
            <text:p>many</text:p>
          </table:table-cell>
          <table:table-cell office:value-type="float" office:value="0.25">
            <text:p>0.25</text:p>
          </table:table-cell>
          <table:table-cell office:value-type="string">
            <text:p>visit girlfriends</text:p>
          </table:table-cell>
          <table:table-cell office:value-type="string">
            <text:p>alone</text:p>
          </table:table-cell>
          <table:table-cell office:value-type="string">
            <text:p>ladi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funeral of bro</text:p>
          </table:table-cell>
          <table:table-cell office:value-type="string">
            <text:p>many family</text:p>
          </table:table-cell>
          <table:table-cell office:value-type="string">
            <text:p>funeral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funeral of bro</text:p>
          </table:table-cell>
          <table:table-cell office:value-type="string">
            <text:p>many family</text:p>
          </table:table-cell>
          <table:table-cell office:value-type="string">
            <text:p>funeral camp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s garden</text:p>
          </table:table-cell>
          <table:table-cell office:value-type="string">
            <text:p>affinal daughter</text:p>
          </table:table-cell>
          <table:table-cell office:value-type="string">
            <text:p>garden compou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string">
            <text:p>otjitang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p</text:p>
          </table:table-cell>
          <table:table-cell office:value-type="string">
            <text:p>nuclear family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s garden</text:p>
          </table:table-cell>
          <table:table-cell office:value-type="string">
            <text:p>affinal mom</text:p>
          </table:table-cell>
          <table:table-cell office:value-type="string">
            <text:p>garden compou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string">
            <text:p>omange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neral of mgf</text:p>
          </table:table-cell>
          <table:table-cell office:value-type="string">
            <text:p>kids and affinal mom</text:p>
          </table:table-cell>
          <table:table-cell office:value-type="string">
            <text:p>mom and funeral party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string">
            <text:p>omungaver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sit dad</text:p>
          </table:table-cell>
          <table:table-cell office:value-type="string">
            <text:p>alone</text:p>
          </table:table-cell>
          <table:table-cell office:value-type="string">
            <text:p>dad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string">
            <text:p>ovitwamb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u of cowife lives there, consoling after loss of child</text:p>
          </table:table-cell>
          <table:table-cell office:value-type="string">
            <text:p>affinal mom and daughter</text:p>
          </table:table-cell>
          <table:table-cell office:value-type="string">
            <text:p>cowive's dau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string">
            <text:p>omangete</text:p>
          </table:table-cell>
          <table:table-cell office:value-type="string">
            <text:p>many</text:p>
          </table:table-cell>
          <table:table-cell/>
          <table:table-cell office:value-type="string">
            <text:p>visit mom</text:p>
          </table:table-cell>
          <table:table-cell office:value-type="string">
            <text:p>sometimes with friend, sometimes alone</text:p>
          </table:table-cell>
          <table:table-cell office:value-type="string">
            <text:p>mo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omange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neral of pataunt</text:p>
          </table:table-cell>
          <table:table-cell office:value-type="string">
            <text:p>alone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ovitwamb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neral of big sis</text:p>
          </table:table-cell>
          <table:table-cell office:value-type="string">
            <text:p>mom and mgm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rotjitomb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eck on goat loaned to matneph</text:p>
          </table:table-cell>
          <table:table-cell office:value-type="string">
            <text:p>alone</text:p>
          </table:table-cell>
          <table:table-cell office:value-type="string">
            <text:p>bro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tjikoyo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sking for his gun</text:p>
          </table:table-cell>
          <table:table-cell office:value-type="string">
            <text:p>alone</text:p>
          </table:table-cell>
          <table:table-cell office:value-type="string">
            <text:p>2 compounds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matapat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sit affines</text:p>
          </table:table-cell>
          <table:table-cell office:value-type="string">
            <text:p>alone</text:p>
          </table:table-cell>
          <table:table-cell office:value-type="string">
            <text:p>affines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epem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neral of mgf</text:p>
          </table:table-cell>
          <table:table-cell office:value-type="string">
            <text:p>wife</text:p>
          </table:table-cell>
          <table:table-cell office:value-type="string">
            <text:p>funeral party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vitwambo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uneral of matpatman</text:p>
          </table:table-cell>
          <table:table-cell office:value-type="string">
            <text:p>alone</text:p>
          </table:table-cell>
          <table:table-cell office:value-type="string">
            <text:p>funeral party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kauaorwe</text:p>
          </table:table-cell>
          <table:table-cell office:value-type="string">
            <text:p>many</text:p>
          </table:table-cell>
          <table:table-cell/>
          <table:table-cell office:value-type="string">
            <text:p>visit girlfriend</text:p>
          </table:table-cell>
          <table:table-cell office:value-type="string">
            <text:p>alone</text:p>
          </table:table-cell>
          <table:table-cell office:value-type="string">
            <text:p>girlfriend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/>
          <table:table-cell office:value-type="string">
            <text:p>collecting debt</text:p>
          </table:table-cell>
          <table:table-cell office:value-type="string">
            <text:p>alone</text:p>
          </table:table-cell>
          <table:table-cell office:value-type="string">
            <text:p>mant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puwo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llect debt</text:p>
          </table:table-cell>
          <table:table-cell office:value-type="string">
            <text:p>alone</text:p>
          </table:table-cell>
          <table:table-cell office:value-type="string">
            <text:p>girlfriends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otjivize</text:p>
          </table:table-cell>
          <table:table-cell office:value-type="string">
            <text:p>many</text:p>
          </table:table-cell>
          <table:table-cell/>
          <table:table-cell office:value-type="string">
            <text:p>Visiting #1 girlfriend</text:p>
          </table:table-cell>
          <table:table-cell office:value-type="string">
            <text:p>alone</text:p>
          </table:table-cell>
          <table:table-cell office:value-type="string">
            <text:p>girlfrien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vitwambo</text:p>
          </table:table-cell>
          <table:table-cell office:value-type="string">
            <text:p>many</text:p>
          </table:table-cell>
          <table:table-cell/>
          <table:table-cell office:value-type="string">
            <text:p>visit dad</text:p>
          </table:table-cell>
          <table:table-cell office:value-type="string">
            <text:p>alone</text:p>
          </table:table-cell>
          <table:table-cell office:value-type="string">
            <text:p>dad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(not sure if this refers to wife...)</text:p>
          </table:table-cell>
          <table:table-cell office:value-type="float" office:value="120">
            <text:p>120</text:p>
          </table:table-cell>
          <table:table-cell office:value-type="string">
            <text:p>omangete</text:p>
          </table:table-cell>
          <table:table-cell office:value-type="string">
            <text:p>many</text:p>
          </table:table-cell>
          <table:table-cell/>
          <table:table-cell office:value-type="string">
            <text:p>affines</text:p>
          </table:table-cell>
          <table:table-cell office:value-type="string">
            <text:p>wife</text:p>
          </table:table-cell>
          <table:table-cell office:value-type="string">
            <text:p>affines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hamarem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 route (opuwo)</text:p>
          </table:table-cell>
          <table:table-cell office:value-type="string">
            <text:p>friend (male)</text:p>
          </table:table-cell>
          <table:table-cell office:value-type="string">
            <text:p>matcuz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/>
          <table:table-cell office:value-type="string">
            <text:p>sell goats</text:p>
          </table:table-cell>
          <table:table-cell office:value-type="string">
            <text:p>friend (male)</text:p>
          </table:table-cell>
          <table:table-cell office:value-type="string">
            <text:p>shelter</text:p>
          </table:table-cell>
          <table:table-cell office:value-type="string">
            <text:p>no</text:p>
          </table:table-cell>
          <table:table-cell office:value-type="string">
            <text:p>multiple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utap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r shoppinig</text:p>
          </table:table-cell>
          <table:table-cell table:number-columns-repeated="2" office:value-type="string">
            <text:p>friend (male)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tj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 shoppinig</text:p>
          </table:table-cell>
          <table:table-cell office:value-type="string">
            <text:p>friend (male)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shik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 shoppinig</text:p>
          </table:table-cell>
          <table:table-cell office:value-type="string">
            <text:p>friend (male)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tjikoy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ooking for cow</text:p>
          </table:table-cell>
          <table:table-cell office:value-type="string">
            <text:p>alone</text:p>
          </table:table-cell>
          <table:table-cell office:value-type="string">
            <text:p>patcu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tjitamb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oking for cow</text:p>
          </table:table-cell>
          <table:table-cell office:value-type="string">
            <text:p>alone</text:p>
          </table:table-cell>
          <table:table-cell office:value-type="string">
            <text:p>matfa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k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oking for cow</text:p>
          </table:table-cell>
          <table:table-cell office:value-type="string">
            <text:p>alone</text:p>
          </table:table-cell>
          <table:table-cell office:value-type="string">
            <text:p>patbro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/>
          <table:table-cell office:value-type="string">
            <text:p>hospital, but also visiting, looking girls, meetings, buyuing things</text:p>
          </table:table-cell>
          <table:table-cell office:value-type="string">
            <text:p>matunc youngbro</text:p>
          </table:table-cell>
          <table:table-cell office:value-type="string">
            <text:p>hospital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otjiyandjazem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ooking for cow, previously b/c meeting</text:p>
          </table:table-cell>
          <table:table-cell office:value-type="string">
            <text:p>alone</text:p>
          </table:table-cell>
          <table:table-cell office:value-type="string">
            <text:p>friend male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string">
            <text:p>otjomu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oking for cow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otjihandjav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yng mataunt</text:p>
          </table:table-cell>
          <table:table-cell office:value-type="string">
            <text:p>alone</text:p>
          </table:table-cell>
          <table:table-cell office:value-type="string">
            <text:p>yng matau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ohamukot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siting his cows</text:p>
          </table:table-cell>
          <table:table-cell office:value-type="string">
            <text:p>big bro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ombuk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sit bro</text:p>
          </table:table-cell>
          <table:table-cell office:value-type="string">
            <text:p>alone</text:p>
          </table:table-cell>
          <table:table-cell office:value-type="string">
            <text:p>bro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/>
          <table:table-cell office:value-type="string">
            <text:p>buy maize</text:p>
          </table:table-cell>
          <table:table-cell office:value-type="string">
            <text:p>alone</text:p>
          </table:table-cell>
          <table:table-cell office:value-type="string">
            <text:p>sister compound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omanget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ooking for cow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/>
          <table:table-cell office:value-type="string">
            <text:p>shopping</text:p>
          </table:table-cell>
          <table:table-cell office:value-type="string">
            <text:p>matneph</text:p>
          </table:table-cell>
          <table:table-cell office:value-type="string">
            <text:p>shelter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ombk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eg matunc for cows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otjiw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g matunc for goat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eja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k matunc for cows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/>
          <table:table-cell office:value-type="string">
            <text:p>collect id</text:p>
          </table:table-cell>
          <table:table-cell office:value-type="string">
            <text:p>friend and matunc</text:p>
          </table:table-cell>
          <table:table-cell office:value-type="string">
            <text:p>grand p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ehama</text:p>
          </table:table-cell>
          <table:table-cell office:value-type="string">
            <text:p>many</text:p>
          </table:table-cell>
          <table:table-cell/>
          <table:table-cell office:value-type="string">
            <text:p>brought goats to matcuzm</text:p>
          </table:table-cell>
          <table:table-cell office:value-type="string">
            <text:p>alone</text:p>
          </table:table-cell>
          <table:table-cell office:value-type="string">
            <text:p>m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/>
          <table:table-cell office:value-type="string">
            <text:p>transport goat</text:p>
          </table:table-cell>
          <table:table-cell office:value-type="string">
            <text:p>alone</text:p>
          </table:table-cell>
          <table:table-cell office:value-type="string">
            <text:p>shelter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eham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g matunc for goat</text:p>
          </table:table-cell>
          <table:table-cell office:value-type="string">
            <text:p>alone</text:p>
          </table:table-cell>
          <table:table-cell office:value-type="string">
            <text:p>matunc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tjikoy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 matfam for goat</text:p>
          </table:table-cell>
          <table:table-cell office:value-type="string">
            <text:p>alone</text:p>
          </table:table-cell>
          <table:table-cell office:value-type="string">
            <text:p>old matau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mongarev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st cow</text:p>
          </table:table-cell>
          <table:table-cell office:value-type="string">
            <text:p>alone</text:p>
          </table:table-cell>
          <table:table-cell office:value-type="string">
            <text:p>m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tjiyandjazem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oking for cow</text:p>
          </table:table-cell>
          <table:table-cell office:value-type="string">
            <text:p>zemba friend</text:p>
          </table:table-cell>
          <table:table-cell office:value-type="string">
            <text:p>patcuz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puwo</text:p>
          </table:table-cell>
          <table:table-cell office:value-type="string">
            <text:p>many</text:p>
          </table:table-cell>
          <table:table-cell/>
          <table:table-cell office:value-type="string">
            <text:p>visiting for fun</text:p>
          </table:table-cell>
          <table:table-cell office:value-type="string">
            <text:p>friend</text:p>
          </table:table-cell>
          <table:table-cell office:value-type="string">
            <text:p>patcuzm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epup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big bro</text:p>
          </table:table-cell>
          <table:table-cell office:value-type="string">
            <text:p>alone</text:p>
          </table:table-cell>
          <table:table-cell office:value-type="string">
            <text:p>big bro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mange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oking for girlfriends</text:p>
          </table:table-cell>
          <table:table-cell office:value-type="string">
            <text:p>alone</text:p>
          </table:table-cell>
          <table:table-cell office:value-type="string">
            <text:p>frie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mbak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lecting siblings for transport</text:p>
          </table:table-cell>
          <table:table-cell office:value-type="string">
            <text:p>alone</text:p>
          </table:table-cell>
          <table:table-cell office:value-type="string">
            <text:p>mom's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kohong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girlfriend</text:p>
          </table:table-cell>
          <table:table-cell office:value-type="string">
            <text:p>alone</text:p>
          </table:table-cell>
          <table:table-cell office:value-type="string">
            <text:p>patcuzm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tjivi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oking for cows and girls</text:p>
          </table:table-cell>
          <table:table-cell office:value-type="string">
            <text:p>alone</text:p>
          </table:table-cell>
          <table:table-cell office:value-type="string">
            <text:p>matcuzm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okanguati</text:p>
          </table:table-cell>
          <table:table-cell office:value-type="string">
            <text:p>many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string">
            <text:p>opuw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ook for stolen cow</text:p>
          </table:table-cell>
          <table:table-cell office:value-type="string">
            <text:p>matcuzm</text:p>
          </table:table-cell>
          <table:table-cell office:value-type="string">
            <text:p>unknown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string">
            <text:p>epup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olitical ceremony</text:p>
          </table:table-cell>
          <table:table-cell office:value-type="string">
            <text:p>friend male</text:p>
          </table:table-cell>
          <table:table-cell office:value-type="string">
            <text:p>ceremnoy compound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string">
            <text:p>ondarere</text:p>
          </table:table-cell>
          <table:table-cell office:value-type="string">
            <text:p>many</text:p>
          </table:table-cell>
          <table:table-cell/>
          <table:table-cell office:value-type="string">
            <text:p>take goats to cp</text:p>
          </table:table-cell>
          <table:table-cell office:value-type="string">
            <text:p>alone</text:p>
          </table:table-cell>
          <table:table-cell office:value-type="string">
            <text:p>sister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orotjirindi</text:p>
          </table:table-cell>
          <table:table-cell office:value-type="string">
            <text:p>many</text:p>
          </table:table-cell>
          <table:table-cell/>
          <table:table-cell office:value-type="string">
            <text:p>garden</text:p>
          </table:table-cell>
          <table:table-cell office:value-type="string">
            <text:p>alone</text:p>
          </table:table-cell>
          <table:table-cell office:value-type="string">
            <text:p>grand mant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epup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bro</text:p>
          </table:table-cell>
          <table:table-cell office:value-type="string">
            <text:p>alone</text:p>
          </table:table-cell>
          <table:table-cell office:value-type="string">
            <text:p>bro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pital</text:p>
          </table:table-cell>
          <table:table-cell office:value-type="string">
            <text:p>alone</text:p>
          </table:table-cell>
          <table:table-cell office:value-type="string">
            <text:p>patcuzf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ondarere</text:p>
          </table:table-cell>
          <table:table-cell office:value-type="string">
            <text:p>many</text:p>
          </table:table-cell>
          <table:table-cell/>
          <table:table-cell office:value-type="string">
            <text:p>cp goats</text:p>
          </table:table-cell>
          <table:table-cell office:value-type="string">
            <text:p>Young matcuzs</text:p>
          </table:table-cell>
          <table:table-cell office:value-type="string">
            <text:p>matunc</text:p>
          </table:table-cell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okangua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 route epupa</text:p>
          </table:table-cell>
          <table:table-cell office:value-type="string">
            <text:p>forest (car)</text:p>
          </table:table-cell>
          <table:table-cell office:value-type="string">
            <text:p>friend f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ohayuu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k dad for money b/c sick</text:p>
          </table:table-cell>
          <table:table-cell office:value-type="string">
            <text:p>forest (car)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float" office:value="128">
            <text:p>128</text:p>
          </table:table-cell>
          <table:table-cell office:value-type="string">
            <text:p>ohamarem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 route (epupa)</text:p>
          </table:table-cell>
          <table:table-cell office:value-type="string">
            <text:p>alone</text:p>
          </table:table-cell>
          <table:table-cell office:value-type="string">
            <text:p>ovambo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float" office:value="128">
            <text:p>128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pital</text:p>
          </table:table-cell>
          <table:table-cell office:value-type="string">
            <text:p>forest (car)</text:p>
          </table:table-cell>
          <table:table-cell office:value-type="string">
            <text:p>hospital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29">
            <text:p>129</text:p>
          </table:table-cell>
          <table:table-cell office:value-type="string">
            <text:p>opuw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pital (daughter's 1<text:span text:style-name="T1">st</text:span> birth)</text:p>
          </table:table-cell>
          <table:table-cell office:value-type="string">
            <text:p>daughter</text:p>
          </table:table-cell>
          <table:table-cell office:value-type="string">
            <text:p>shelter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string">
            <text:p>otjikondoviron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sit mom</text:p>
          </table:table-cell>
          <table:table-cell office:value-type="string">
            <text:p>alone</text:p>
          </table:table-cell>
          <table:table-cell office:value-type="string">
            <text:p>mom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5/20/2015</text:date>, <text:time>17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yne Vashro</meta:initial-creator>
    <meta:creation-date>2015-05-11T13:39:55.94</meta:creation-date>
    <dc:date>2015-05-20T17:34:53.55</dc:date>
    <dc:creator>Layne Vashro</dc:creator>
    <meta:editing-duration>P5DT15H26M48S</meta:editing-duration>
    <meta:editing-cycles>17</meta:editing-cycles>
    <meta:generator>OpenOffice/4.1.1$Win32 OpenOffice.org_project/411m6$Build-9775</meta:generator>
    <meta:document-statistic meta:table-count="3" meta:cell-count="2528" meta:object-count="0"/>
  </office:meta>
</office:document-meta>
</file>